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8000" draw:marker-start-width="0.518cm" draw:marker-end-width="0.518cm" draw:fill-color="#00a853" draw:textarea-horizontal-align="justify" draw:textarea-vertical-align="middle" draw:auto-grow-height="false" fo:min-height="5.465cm" fo:min-width="5.469cm" fo:padding-top="0.231cm" fo:padding-bottom="0.231cm" fo:padding-left="0.356cm" fo:padding-right="0.356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1.275cm" fo:min-width="2.802cm"/>
    </style:style>
    <style:style style:name="gr3" style:family="graphic" style:parent-style-name="standard">
      <style:graphic-properties svg:stroke-color="#111111" draw:fill-color="#333333" draw:textarea-horizontal-align="justify" draw:textarea-vertical-align="middle" draw:auto-grow-height="false" fo:min-height="0.981cm" fo:min-width="0.709cm"/>
    </style:style>
    <style:style style:name="gr4" style:family="graphic" style:parent-style-name="standard">
      <style:graphic-properties svg:stroke-width="0.053cm" svg:stroke-color="#808080" draw:marker-start-width="0.279cm" draw:marker-end-width="0.279cm" draw:fill-color="#dddddd" draw:textarea-horizontal-align="justify" draw:textarea-vertical-align="middle" draw:auto-grow-height="false" fo:min-height="2.704cm" fo:min-width="2.707cm" fo:padding-top="0.151cm" fo:padding-bottom="0.151cm" fo:padding-left="0.276cm" fo:padding-right="0.276cm"/>
    </style:style>
    <style:style style:name="gr5" style:family="graphic" style:parent-style-name="standard">
      <style:graphic-properties svg:stroke-width="0.212cm" svg:stroke-color="#cc0000" draw:marker-start-width="0.518cm" draw:marker-end-width="0.518cm" draw:fill-color="#ed1c24" draw:textarea-horizontal-align="justify" draw:textarea-vertical-align="middle" draw:auto-grow-height="false" fo:min-height="2.967cm" fo:min-width="1.955cm" fo:padding-top="0.231cm" fo:padding-bottom="0.231cm" fo:padding-left="0.356cm" fo:padding-right="0.356cm"/>
    </style:style>
    <style:style style:name="gr6" style:family="graphic" style:parent-style-name="standard">
      <style:graphic-properties svg:stroke-width="0.081cm" svg:stroke-color="#ff0000" draw:marker-start="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ff" draw:marker-start="Small_20_Arrow" draw:marker-start-width="0.321cm" draw:marker-end-width="0.321cm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ff" draw:marker-start="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212cm" svg:stroke-color="#cc0000" draw:marker-start-width="0.518cm" draw:marker-end-width="0.518cm" draw:fill-color="#ff7f00" draw:textarea-horizontal-align="justify" draw:textarea-vertical-align="middle" draw:auto-grow-height="false" fo:min-height="2.967cm" fo:min-width="1.955cm" fo:padding-top="0.231cm" fo:padding-bottom="0.231cm" fo:padding-left="0.356cm" fo:padding-right="0.356cm"/>
    </style:style>
    <style:style style:name="gr10" style:family="graphic" style:parent-style-name="standard">
      <style:graphic-properties draw:fill-color="#808080" draw:textarea-horizontal-align="justify" draw:textarea-vertical-align="middle" draw:auto-grow-height="false" fo:min-height="1.528cm" fo:min-width="6.739cm"/>
    </style:style>
    <style:style style:name="gr11" style:family="graphic" style:parent-style-name="standard">
      <style:graphic-properties draw:fill-color="#333333" draw:textarea-horizontal-align="justify" draw:textarea-vertical-align="middle" draw:auto-grow-height="false" fo:min-height="0.47cm" fo:min-width="0.22cm"/>
    </style:style>
    <style:style style:name="P1" style:family="paragraph">
      <style:paragraph-properties fo:text-align="center"/>
    </style:style>
    <style:style style:name="P2" style:family="paragraph">
      <loext:graphic-properties draw:fill-color="#00a853"/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808080"/>
      <style:paragraph-properties fo:text-align="center"/>
      <style:text-properties fo:color="#ffffff"/>
    </style:style>
    <style:style style:name="P5" style:family="paragraph">
      <loext:graphic-properties draw:fill-color="#333333"/>
      <style:paragraph-properties fo:text-align="end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-color="#ff7f00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-color="#333333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969cm" svg:height="5.715cm" svg:x="6.334cm" svg:y="10.017cm">
          <text:p text:style-name="P1">NVIDIA</text:p>
          <text:p text:style-name="P1">Jetson TX1</text:p>
          <draw:enhanced-geometry svg:viewBox="0 0 21600 21600" draw:type="rectangle" draw:enhanced-path="M 0 0 L 21600 0 21600 21600 0 21600 0 0 Z N"/>
        </draw:custom-shape>
        <draw:g xml:id="id5" draw:id="id5">
          <draw:custom-shape draw:style-name="gr2" draw:text-style-name="P4" draw:layer="layout" svg:width="3.81cm" svg:height="2.032cm" svg:x="10.652cm" svg:y="1.508cm">
            <text:p text:style-name="P3"><text:span text:style-name="T1">2D LiDAR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5" draw:layer="layout" svg:width="1.208cm" svg:height="1.969cm" draw:transform="rotate (-1.5707963267949) translate (15.986cm 1.889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6" xml:id="id1" draw:id="id1" draw:layer="layout" svg:width="4.191cm" svg:height="3.937cm" svg:x="15.727cm" svg:y="12.684cm">
          <text:p text:style-name="P1">PWR</text:p>
          <text:p text:style-name="P1">Supply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3247.13052310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7" xml:id="id4" draw:id="id4" draw:layer="layout" svg:width="2.667cm" svg:height="3.429cm" svg:x="7.985cm" svg:y="4.429cm">
          <text:p text:style-name="P1">TM4C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121cm" svg:y1="16.621cm" svg:x2="9.318cm" svg:y2="15.732cm" draw:start-shape="id1" draw:start-glue-point="7" draw:end-shape="id2" draw:end-glue-point="2" svg:d="M18121 16621v527h-8803v-1416" svg:viewBox="0 0 8804 1417">
          <text:p text:style-name="P1">19V</text:p>
        </draw:connector>
        <draw:connector draw:style-name="gr6" draw:text-style-name="P1" draw:layer="layout" svg:x1="17.528cm" svg:y1="12.684cm" svg:x2="20.748cm" svg:y2="6.715cm" draw:start-shape="id1" draw:start-glue-point="4" draw:end-shape="id3" draw:end-glue-point="2" svg:d="M17528 12684v-2998h3220v-2971" svg:viewBox="0 0 3221 5970">
          <text:p text:style-name="P1"/>
          <text:p text:style-name="P1">12V</text:p>
        </draw:connector>
        <draw:connector draw:style-name="gr7" draw:text-style-name="P1" draw:layer="layout" svg:x1="9.318cm" svg:y1="10.017cm" svg:x2="9.318cm" svg:y2="7.858cm" draw:start-shape="id2" draw:start-glue-point="0" draw:end-shape="id4" draw:end-glue-point="2" svg:d="M9318 10017v-2159" svg:viewBox="0 0 1 2160">
          <text:p/>
        </draw:connector>
        <draw:connector draw:style-name="gr8" draw:text-style-name="P1" draw:layer="layout" svg:x1="10.652cm" svg:y1="2.524cm" svg:x2="9.318cm" svg:y2="4.429cm" draw:start-shape="id5" draw:start-glue-point="3" draw:end-shape="id4" svg:d="M10652 2524h-1334v1905" svg:viewBox="0 0 1335 1906">
          <text:p/>
        </draw:connector>
        <draw:custom-shape draw:style-name="gr9" draw:text-style-name="P8" xml:id="id6" draw:id="id6" draw:layer="layout" svg:width="2.667cm" svg:height="3.429cm" svg:x="22.59cm" svg:y="10.144cm">
          <text:p text:style-name="P1">Motor</text:p>
          <text:p text:style-name="P1">Drive</text:p>
          <draw:enhanced-geometry svg:viewBox="0 0 21600 21600" draw:type="rectangle" draw:enhanced-path="M 0 0 L 21600 0 21600 21600 0 21600 0 0 Z N"/>
        </draw:custom-shape>
        <draw:custom-shape draw:style-name="gr10" draw:text-style-name="P9" xml:id="id3" draw:id="id3" draw:layer="layout" svg:width="7.239cm" svg:height="1.778cm" svg:x="17.129cm" svg:y="4.937cm">
          <text:p text:style-name="P1"><text:span text:style-name="T1">Xbox</text:span></text:p>
          <text:p text:style-name="P1"><text:span text:style-name="T1">KIN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016cm" svg:height="1.016cm" svg:x="18.18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016cm" svg:height="1.016cm" svg:x="22.081cm" svg:y="5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svg:x1="17.129cm" svg:y1="5.826cm" svg:x2="12.303cm" svg:y2="12.874cm" draw:start-shape="id3" draw:start-glue-point="3" draw:end-shape="id2" svg:d="M17129 5826h-2361v7048h-2465" svg:viewBox="0 0 4827 7049">
          <text:p/>
        </draw:connector>
        <draw:connector draw:style-name="gr6" draw:text-style-name="P1" draw:layer="layout" svg:x1="19.919cm" svg:y1="14.949cm" svg:x2="22.59cm" svg:y2="11.858cm" draw:start-shape="id1" draw:start-glue-point="6" draw:end-shape="id6" svg:d="M19919 14949h1296v-3091h1375" svg:viewBox="0 0 2672 3092">
          <text:p text:style-name="P1">12V <text:s text:c="6"/></text:p>
        </draw:connector>
        <draw:connector draw:style-name="gr8" draw:text-style-name="P1" draw:layer="layout" draw:line-skew="5.618cm -2.822cm" svg:x1="23.923cm" svg:y1="13.573cm" svg:x2="7.985cm" svg:y2="6.143cm" draw:start-shape="id6" draw:start-glue-point="2" draw:end-shape="id4" draw:end-glue-point="3" svg:d="M23923 13573v6223h-19367v-13653h3429" svg:viewBox="0 0 19368 13654">
          <text:p/>
        </draw:connector>
        <draw:connector draw:style-name="gr6" draw:text-style-name="P1" draw:layer="layout" draw:line-skew="0.598cm" svg:x1="15.728cm" svg:y1="14.356cm" svg:x2="10.652cm" svg:y2="6.143cm" draw:start-shape="id1" draw:start-glue-point="9" draw:end-shape="id4" draw:end-glue-point="1" svg:d="M15728 14356h-1901v-8213h-3175" svg:viewBox="0 0 5077 8214">
          <text:p text:style-name="P1">5V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20:34:12.385490950</meta:creation-date>
    <dc:date>2018-03-15T22:24:26.198400415</dc:date>
    <meta:editing-duration>PT15M32S</meta:editing-duration>
    <meta:editing-cycles>3</meta:editing-cycles>
    <meta:generator>LibreOffice/5.4.5.1$Linux_X86_64 LibreOffice_project/40$Build-1</meta:generator>
    <meta:document-statistic meta:object-count="18"/>
  </office:meta>
</office:document-meta>
</file>